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3" style:family="table-row">
      <style:table-row-properties fo:keep-together="auto"/>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6"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6"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e76448" officeooo:paragraph-rsid="02e7644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e76448" officeooo:paragraph-rsid="02e7644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2d40a45"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Contents_20_1">
      <style:paragraph-properties fo:break-before="page">
        <style:tab-stops>
          <style:tab-stop style:position="6.9244in" style:type="right" style:leader-style="dotted" style:leader-text="."/>
        </style:tab-stops>
      </style:paragraph-properties>
    </style:style>
    <style:style style:name="P129" style:family="paragraph" style:parent-style-name="Contents_20_1">
      <style:paragraph-properties>
        <style:tab-stops>
          <style:tab-stop style:position="6.9244in" style:type="right" style:leader-style="dotted" style:leader-text="."/>
        </style:tab-stops>
      </style:paragraph-properties>
    </style:style>
    <style:style style:name="P130" style:family="paragraph" style:parent-style-name="Text_20_body">
      <style:text-properties officeooo:rsid="02f4813a" officeooo:paragraph-rsid="02f4813a"/>
    </style:style>
    <style:style style:name="P131" style:family="paragraph" style:parent-style-name="Text_20_body">
      <style:text-properties officeooo:rsid="02f669de" officeooo:paragraph-rsid="02f669de"/>
    </style:style>
    <style:style style:name="P132" style:family="paragraph" style:parent-style-name="Text_20_body">
      <style:text-properties officeooo:rsid="02f6827f" officeooo:paragraph-rsid="02f6827f"/>
    </style:style>
    <style:style style:name="P133" style:family="paragraph" style:parent-style-name="Text_20_body">
      <style:text-properties officeooo:rsid="02f845f2" officeooo:paragraph-rsid="02f845f2"/>
    </style:style>
    <style:style style:name="P134" style:family="paragraph" style:parent-style-name="Text_20_body">
      <style:text-properties officeooo:rsid="02fd2bc2" officeooo:paragraph-rsid="02fd2bc2"/>
    </style:style>
    <style:style style:name="P135" style:family="paragraph" style:parent-style-name="Heading_20_1" style:list-style-name=""/>
    <style:style style:name="P136" style:family="paragraph" style:parent-style-name="Heading_20_1">
      <style:paragraph-properties fo:break-before="page"/>
    </style:style>
    <style:style style:name="P137" style:family="paragraph" style:parent-style-name="Heading_20_1">
      <style:paragraph-properties fo:break-before="page"/>
      <style:text-properties officeooo:rsid="0214f204" officeooo:paragraph-rsid="0214f204"/>
    </style:style>
    <style:style style:name="P138" style:family="paragraph" style:parent-style-name="Heading_20_1">
      <style:paragraph-properties fo:break-before="page"/>
      <style:text-properties officeooo:rsid="020ba268" officeooo:paragraph-rsid="020ba268"/>
    </style:style>
    <style:style style:name="P139" style:family="paragraph" style:parent-style-name="Heading_20_1">
      <style:paragraph-properties fo:break-before="page"/>
      <style:text-properties officeooo:rsid="02747469" officeooo:paragraph-rsid="02747469"/>
    </style:style>
    <style:style style:name="P140" style:family="paragraph" style:parent-style-name="Heading_20_1">
      <style:paragraph-properties fo:break-before="page"/>
      <style:text-properties officeooo:rsid="0237ce9b" officeooo:paragraph-rsid="0237ce9b"/>
    </style:style>
    <style:style style:name="P141" style:family="paragraph" style:parent-style-name="Heading_20_1">
      <style:paragraph-properties fo:break-before="page"/>
      <style:text-properties officeooo:rsid="0254747c" officeooo:paragraph-rsid="0254747c"/>
    </style:style>
    <style:style style:name="P142" style:family="paragraph" style:parent-style-name="Heading_20_1">
      <style:paragraph-properties fo:break-before="page"/>
      <style:text-properties officeooo:rsid="028d9d19" officeooo:paragraph-rsid="028d9d19"/>
    </style:style>
    <style:style style:name="P143" style:family="paragraph" style:parent-style-name="Heading_20_1">
      <style:paragraph-properties fo:break-before="page"/>
      <style:text-properties officeooo:rsid="025041f0" officeooo:paragraph-rsid="025041f0"/>
    </style:style>
    <style:style style:name="P144" style:family="paragraph" style:parent-style-name="Heading_20_1" style:list-style-name="">
      <style:paragraph-properties fo:break-before="page"/>
      <style:text-properties officeooo:rsid="02114a48" officeooo:paragraph-rsid="02114a48"/>
    </style:style>
    <style:style style:name="P145" style:family="paragraph" style:parent-style-name="Heading_20_1">
      <style:paragraph-properties fo:break-before="page"/>
      <style:text-properties officeooo:rsid="0258e65e" officeooo:paragraph-rsid="0258e65e"/>
    </style:style>
    <style:style style:name="P146" style:family="paragraph" style:parent-style-name="Heading_20_1" style:list-style-name="">
      <style:paragraph-properties fo:break-before="page"/>
      <style:text-properties officeooo:rsid="02e79754" officeooo:paragraph-rsid="02e79754"/>
    </style:style>
    <style:style style:name="P147" style:family="paragraph" style:parent-style-name="Heading_20_1">
      <style:paragraph-properties fo:break-before="page"/>
      <style:text-properties officeooo:rsid="01f69cb2" officeooo:paragraph-rsid="01f69cb2"/>
    </style:style>
    <style:style style:name="P148" style:family="paragraph" style:parent-style-name="Heading_20_1">
      <style:paragraph-properties fo:break-before="page"/>
      <style:text-properties officeooo:rsid="02499fd1" officeooo:paragraph-rsid="02499fd1"/>
    </style:style>
    <style:style style:name="P149" style:family="paragraph" style:parent-style-name="Heading_20_1">
      <style:paragraph-properties fo:break-before="page"/>
      <style:text-properties officeooo:rsid="0282d2bc" officeooo:paragraph-rsid="0282d2bc"/>
    </style:style>
    <style:style style:name="P150" style:family="paragraph" style:parent-style-name="Heading_20_1">
      <style:paragraph-properties fo:break-before="page"/>
      <style:text-properties officeooo:rsid="021f92a5" officeooo:paragraph-rsid="021f92a5"/>
    </style:style>
    <style:style style:name="P151" style:family="paragraph" style:parent-style-name="Text_20_body" style:list-style-name="L1">
      <style:paragraph-properties fo:text-align="start" style:justify-single-word="false"/>
    </style:style>
    <style:style style:name="P152" style:family="paragraph" style:parent-style-name="Text_20_body" style:list-style-name="L1">
      <style:paragraph-properties fo:text-align="start" style:justify-single-word="false"/>
      <style:text-properties officeooo:paragraph-rsid="02073959"/>
    </style:style>
    <style:style style:name="P153" style:family="paragraph" style:parent-style-name="Text_20_body" style:list-style-name="L1">
      <style:paragraph-properties fo:text-align="start" style:justify-single-word="false"/>
      <style:text-properties officeooo:paragraph-rsid="00c9d92f"/>
    </style:style>
    <style:style style:name="P154" style:family="paragraph" style:parent-style-name="Text_20_body" style:list-style-name="L2">
      <style:paragraph-properties fo:text-align="start" style:justify-single-word="false"/>
    </style:style>
    <style:style style:name="P155" style:family="paragraph" style:parent-style-name="Text_20_body" style:list-style-name="L6">
      <style:paragraph-properties fo:text-align="start" style:justify-single-word="false"/>
      <style:text-properties officeooo:paragraph-rsid="0043508b"/>
    </style:style>
    <style:style style:name="P156" style:family="paragraph" style:parent-style-name="Text_20_body" style:list-style-name="L6">
      <style:paragraph-properties fo:text-align="start" style:justify-single-word="false"/>
      <style:text-properties officeooo:paragraph-rsid="004289af"/>
    </style:style>
    <style:style style:name="P157" style:family="paragraph" style:parent-style-name="Text_20_body" style:list-style-name="L12">
      <style:paragraph-properties fo:text-align="start" style:justify-single-word="false"/>
    </style:style>
    <style:style style:name="P158" style:family="paragraph" style:parent-style-name="Text_20_body" style:list-style-name="L18">
      <style:paragraph-properties fo:text-align="start" style:justify-single-word="false"/>
      <style:text-properties officeooo:paragraph-rsid="0183ae4a"/>
    </style:style>
    <style:style style:name="P159" style:family="paragraph" style:parent-style-name="Text_20_body" style:list-style-name="L24">
      <style:paragraph-properties fo:text-align="start" style:justify-single-word="false"/>
    </style:style>
    <style:style style:name="P160" style:family="paragraph" style:parent-style-name="Text_20_body" style:list-style-name="L3">
      <style:text-properties officeooo:rsid="0216ad3d" officeooo:paragraph-rsid="0216ad3d"/>
    </style:style>
    <style:style style:name="P161" style:family="paragraph" style:parent-style-name="Text_20_body" style:list-style-name="L3">
      <style:text-properties officeooo:rsid="0216ad3d" officeooo:paragraph-rsid="021a54dd"/>
    </style:style>
    <style:style style:name="P162" style:family="paragraph" style:parent-style-name="Text_20_body" style:list-style-name="L3">
      <style:text-properties officeooo:rsid="0217b315" officeooo:paragraph-rsid="0217b315"/>
    </style:style>
    <style:style style:name="P163" style:family="paragraph" style:parent-style-name="Text_20_body" style:list-style-name="L4">
      <style:text-properties officeooo:rsid="027508c8" officeooo:paragraph-rsid="027508c8"/>
    </style:style>
    <style:style style:name="P164" style:family="paragraph" style:parent-style-name="Text_20_body" style:list-style-name="L5">
      <style:text-properties officeooo:rsid="027508c8" officeooo:paragraph-rsid="027508c8"/>
    </style:style>
    <style:style style:name="P165" style:family="paragraph" style:parent-style-name="Text_20_body" style:list-style-name="L4">
      <style:text-properties officeooo:rsid="0276d2dd" officeooo:paragraph-rsid="0276d2dd"/>
    </style:style>
    <style:style style:name="P166" style:family="paragraph" style:parent-style-name="Text_20_body" style:list-style-name="L4">
      <style:text-properties officeooo:rsid="027ea8da" officeooo:paragraph-rsid="027ea8da"/>
    </style:style>
    <style:style style:name="P167" style:family="paragraph" style:parent-style-name="Text_20_body" style:list-style-name="L4">
      <style:text-properties officeooo:rsid="02797caa" officeooo:paragraph-rsid="02bea62e"/>
    </style:style>
    <style:style style:name="P168" style:family="paragraph" style:parent-style-name="Text_20_body" style:list-style-name="L4">
      <style:text-properties officeooo:rsid="0277a638" officeooo:paragraph-rsid="0277a638"/>
    </style:style>
    <style:style style:name="P169" style:family="paragraph" style:parent-style-name="Text_20_body" style:list-style-name="L5">
      <style:text-properties officeooo:rsid="0278fd26" officeooo:paragraph-rsid="0278fd26"/>
    </style:style>
    <style:style style:name="P170" style:family="paragraph" style:parent-style-name="Text_20_body" style:list-style-name="L5">
      <style:text-properties officeooo:rsid="027aa6b7" officeooo:paragraph-rsid="027aa6b7"/>
    </style:style>
    <style:style style:name="P171" style:family="paragraph" style:parent-style-name="Text_20_body" style:list-style-name="L7">
      <style:paragraph-properties fo:text-align="start" style:justify-single-word="false"/>
      <style:text-properties officeooo:rsid="00487cf1" officeooo:paragraph-rsid="00487cf1"/>
    </style:style>
    <style:style style:name="P172" style:family="paragraph" style:parent-style-name="Text_20_body" style:list-style-name="L8">
      <style:paragraph-properties fo:text-align="start" style:justify-single-word="false"/>
      <style:text-properties officeooo:rsid="004b3c1a" officeooo:paragraph-rsid="004b3c1a"/>
    </style:style>
    <style:style style:name="P173" style:family="paragraph" style:parent-style-name="Text_20_body" style:list-style-name="L8">
      <style:paragraph-properties fo:text-align="start" style:justify-single-word="false"/>
      <style:text-properties officeooo:rsid="004df307" officeooo:paragraph-rsid="004df307"/>
    </style:style>
    <style:style style:name="P174" style:family="paragraph" style:parent-style-name="Text_20_body" style:list-style-name="L9"/>
    <style:style style:name="P175" style:family="paragraph" style:parent-style-name="Text_20_body" style:list-style-name="L9">
      <style:text-properties officeooo:paragraph-rsid="000fc9db"/>
    </style:style>
    <style:style style:name="P176" style:family="paragraph" style:parent-style-name="Text_20_body" style:list-style-name="L10">
      <style:text-properties officeooo:rsid="0237ce9b" officeooo:paragraph-rsid="0237ce9b"/>
    </style:style>
    <style:style style:name="P177" style:family="paragraph" style:parent-style-name="Text_20_body" style:list-style-name="L10">
      <style:text-properties officeooo:rsid="0238ba45" officeooo:paragraph-rsid="0238ba45"/>
    </style:style>
    <style:style style:name="P178" style:family="paragraph" style:parent-style-name="Text_20_body" style:list-style-name="L10">
      <style:text-properties officeooo:rsid="0239e7ed" officeooo:paragraph-rsid="0239e7ed"/>
    </style:style>
    <style:style style:name="P179" style:family="paragraph" style:parent-style-name="Text_20_body" style:list-style-name="L10">
      <style:text-properties officeooo:rsid="023ba637" officeooo:paragraph-rsid="023ba637"/>
    </style:style>
    <style:style style:name="P180" style:family="paragraph" style:parent-style-name="Text_20_body" style:list-style-name="L10">
      <style:text-properties officeooo:rsid="023c93b0" officeooo:paragraph-rsid="023c93b0"/>
    </style:style>
    <style:style style:name="P181" style:family="paragraph" style:parent-style-name="Text_20_body" style:list-style-name="L10">
      <style:text-properties officeooo:rsid="024119ed" officeooo:paragraph-rsid="024119ed"/>
    </style:style>
    <style:style style:name="P182" style:family="paragraph" style:parent-style-name="Text_20_body" style:list-style-name="L11">
      <style:text-properties officeooo:rsid="0255f91c" officeooo:paragraph-rsid="0255f91c"/>
    </style:style>
    <style:style style:name="P183" style:family="paragraph" style:parent-style-name="Text_20_body" style:list-style-name="L11">
      <style:text-properties officeooo:rsid="0256bf15" officeooo:paragraph-rsid="0256bf15"/>
    </style:style>
    <style:style style:name="P184" style:family="paragraph" style:parent-style-name="Text_20_body" style:list-style-name="L13">
      <style:paragraph-properties fo:text-align="start" style:justify-single-word="false"/>
      <style:text-properties officeooo:rsid="028d9d19" officeooo:paragraph-rsid="028d9d19"/>
    </style:style>
    <style:style style:name="P185" style:family="paragraph" style:parent-style-name="Text_20_body" style:list-style-name="L13">
      <style:paragraph-properties fo:text-align="start" style:justify-single-word="false"/>
      <style:text-properties officeooo:rsid="0290c9dc" officeooo:paragraph-rsid="0290c9dc"/>
    </style:style>
    <style:style style:name="P186" style:family="paragraph" style:parent-style-name="Text_20_body" style:list-style-name="L14">
      <style:paragraph-properties fo:text-align="start" style:justify-single-word="false"/>
      <style:text-properties officeooo:rsid="0290c9dc" officeooo:paragraph-rsid="0290c9dc"/>
    </style:style>
    <style:style style:name="P187" style:family="paragraph" style:parent-style-name="Text_20_body" style:list-style-name="L14">
      <style:paragraph-properties fo:text-align="start" style:justify-single-word="false"/>
      <style:text-properties officeooo:rsid="0290c9dc" officeooo:paragraph-rsid="02b30aa5"/>
    </style:style>
    <style:style style:name="P188" style:family="paragraph" style:parent-style-name="Text_20_body" style:list-style-name="L14">
      <style:paragraph-properties fo:text-align="start" style:justify-single-word="false"/>
      <style:text-properties officeooo:rsid="0298be2a" officeooo:paragraph-rsid="02a756fe"/>
    </style:style>
    <style:style style:name="P189" style:family="paragraph" style:parent-style-name="Text_20_body" style:list-style-name="L14">
      <style:paragraph-properties fo:text-align="start" style:justify-single-word="false"/>
      <style:text-properties officeooo:rsid="02a57924" officeooo:paragraph-rsid="02a756fe"/>
    </style:style>
    <style:style style:name="P190" style:family="paragraph" style:parent-style-name="Text_20_body" style:list-style-name="L14">
      <style:paragraph-properties fo:text-align="start" style:justify-single-word="false"/>
      <style:text-properties officeooo:rsid="02b6aa3f" officeooo:paragraph-rsid="02b6aa3f"/>
    </style:style>
    <style:style style:name="P191" style:family="paragraph" style:parent-style-name="Text_20_body" style:list-style-name="L15">
      <style:paragraph-properties fo:text-align="start" style:justify-single-word="false"/>
      <style:text-properties officeooo:rsid="010d8c95" officeooo:paragraph-rsid="010d8c95"/>
    </style:style>
    <style:style style:name="P192" style:family="paragraph" style:parent-style-name="Text_20_body" style:list-style-name="L16">
      <style:paragraph-properties fo:text-align="start" style:justify-single-word="false"/>
      <style:text-properties officeooo:rsid="015b6a08" officeooo:paragraph-rsid="015b6a08"/>
    </style:style>
    <style:style style:name="P193" style:family="paragraph" style:parent-style-name="Text_20_body" style:list-style-name="L16">
      <style:paragraph-properties fo:text-align="start" style:justify-single-word="false"/>
      <style:text-properties style:text-position="0% 100%" officeooo:rsid="015c0fb1" officeooo:paragraph-rsid="015c0fb1"/>
    </style:style>
    <style:style style:name="P194" style:family="paragraph" style:parent-style-name="Text_20_body" style:list-style-name="L16">
      <style:paragraph-properties fo:text-align="start" style:justify-single-word="false"/>
      <style:text-properties style:text-position="0% 100%" officeooo:rsid="015fcbaa" officeooo:paragraph-rsid="015fcbaa"/>
    </style:style>
    <style:style style:name="P195" style:family="paragraph" style:parent-style-name="Text_20_body" style:list-style-name="L17">
      <style:paragraph-properties fo:text-align="start" style:justify-single-word="false"/>
      <style:text-properties style:text-position="0% 100%" officeooo:rsid="0156ea73" officeooo:paragraph-rsid="0156ea73"/>
    </style:style>
    <style:style style:name="P196" style:family="paragraph" style:parent-style-name="Text_20_body" style:list-style-name="L17">
      <style:paragraph-properties fo:text-align="start" style:justify-single-word="false"/>
      <style:text-properties style:text-position="0% 100%" officeooo:rsid="01572456" officeooo:paragraph-rsid="01572456"/>
    </style:style>
    <style:style style:name="P197" style:family="paragraph" style:parent-style-name="Text_20_body" style:list-style-name="L17">
      <style:paragraph-properties fo:text-align="start" style:justify-single-word="false"/>
      <style:text-properties style:text-position="0% 100%" officeooo:rsid="01572456" officeooo:paragraph-rsid="016cbe95"/>
    </style:style>
    <style:style style:name="P198" style:family="paragraph" style:parent-style-name="Text_20_body" style:list-style-name="L17">
      <style:paragraph-properties fo:text-align="start" style:justify-single-word="false"/>
      <style:text-properties style:text-position="0% 100%" officeooo:rsid="01572456" officeooo:paragraph-rsid="01576b75"/>
    </style:style>
    <style:style style:name="P199" style:family="paragraph" style:parent-style-name="Text_20_body" style:list-style-name="L19">
      <style:paragraph-properties fo:text-align="start" style:justify-single-word="false"/>
      <style:text-properties style:text-position="0% 100%" officeooo:rsid="01572456" officeooo:paragraph-rsid="017f67a3"/>
    </style:style>
    <style:style style:name="P200" style:family="paragraph" style:parent-style-name="Text_20_body" style:list-style-name="L19">
      <style:paragraph-properties fo:text-align="start" style:justify-single-word="false"/>
      <style:text-properties style:text-position="0% 100%" officeooo:rsid="017d0427" officeooo:paragraph-rsid="017d0427"/>
    </style:style>
    <style:style style:name="P201" style:family="paragraph" style:parent-style-name="Text_20_body" style:list-style-name="L16">
      <style:paragraph-properties fo:text-align="start" style:justify-single-word="false"/>
      <style:text-properties officeooo:rsid="015ca488" officeooo:paragraph-rsid="015ca488"/>
    </style:style>
    <style:style style:name="P202" style:family="paragraph" style:parent-style-name="Text_20_body" style:list-style-name="L16">
      <style:paragraph-properties fo:text-align="start" style:justify-single-word="false"/>
      <style:text-properties officeooo:rsid="015dedb1" officeooo:paragraph-rsid="015dedb1"/>
    </style:style>
    <style:style style:name="P203" style:family="paragraph" style:parent-style-name="Text_20_body" style:list-style-name="L16">
      <style:paragraph-properties fo:text-align="start" style:justify-single-word="false"/>
      <style:text-properties officeooo:rsid="015fcbaa" officeooo:paragraph-rsid="015fcbaa"/>
    </style:style>
    <style:style style:name="P204" style:family="paragraph" style:parent-style-name="Text_20_body" style:list-style-name="L16">
      <style:paragraph-properties fo:text-align="start" style:justify-single-word="false"/>
      <style:text-properties officeooo:rsid="01606274" officeooo:paragraph-rsid="01687abe"/>
    </style:style>
    <style:style style:name="P205" style:family="paragraph" style:parent-style-name="Text_20_body" style:list-style-name="">
      <style:text-properties officeooo:rsid="02114a48" officeooo:paragraph-rsid="02114a48"/>
    </style:style>
    <style:style style:name="P206" style:family="paragraph" style:parent-style-name="Text_20_body" style:list-style-name="L20"/>
    <style:style style:name="P207" style:family="paragraph" style:parent-style-name="Text_20_body" style:list-style-name="L21">
      <style:text-properties officeooo:paragraph-rsid="01f89768"/>
    </style:style>
    <style:style style:name="P208" style:family="paragraph" style:parent-style-name="Text_20_body" style:list-style-name="L21">
      <style:text-properties officeooo:rsid="01fa3f9f" officeooo:paragraph-rsid="01fa3f9f"/>
    </style:style>
    <style:style style:name="P209" style:family="paragraph" style:parent-style-name="Text_20_body" style:list-style-name="L21">
      <style:text-properties officeooo:rsid="021f71de" officeooo:paragraph-rsid="021f71de"/>
    </style:style>
    <style:style style:name="P210" style:family="paragraph" style:parent-style-name="Text_20_body" style:list-style-name="L21">
      <style:text-properties style:text-line-through-style="solid" style:text-line-through-type="single" officeooo:rsid="01fa64e9" officeooo:paragraph-rsid="01fa64e9"/>
    </style:style>
    <style:style style:name="P211" style:family="paragraph" style:parent-style-name="Text_20_body" style:list-style-name="L22">
      <style:text-properties officeooo:rsid="0282d2bc" officeooo:paragraph-rsid="0282d2bc"/>
    </style:style>
    <style:style style:name="P212" style:family="paragraph" style:parent-style-name="Text_20_body" style:list-style-name="L23"/>
    <style:style style:name="P213" style:family="paragraph" style:parent-style-name="Text_20_body" style:list-style-name="L23">
      <style:paragraph-properties fo:margin-top="0in" fo:margin-bottom="0in" style:contextual-spacing="false"/>
    </style:style>
    <style:style style:name="P214" style:family="paragraph" style:parent-style-name="Text_20_body" style:list-style-name="L25">
      <style:paragraph-properties fo:text-align="start" style:justify-single-word="false"/>
      <style:text-properties officeooo:rsid="00810387" officeooo:paragraph-rsid="00810387"/>
    </style:style>
    <style:style style:name="P215" style:family="paragraph" style:parent-style-name="Text_20_body" style:list-style-name="L25">
      <style:paragraph-properties fo:text-align="start" style:justify-single-word="false"/>
      <style:text-properties officeooo:rsid="0082d089" officeooo:paragraph-rsid="0082d089"/>
    </style:style>
    <style:style style:name="P216"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17"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18" style:family="paragraph" style:parent-style-name="Text_20_body" style:list-style-name="L25">
      <style:paragraph-properties fo:text-align="start" style:justify-single-word="false"/>
      <style:text-properties officeooo:rsid="0083254e" officeooo:paragraph-rsid="0083254e"/>
    </style:style>
    <style:style style:name="P219" style:family="paragraph" style:parent-style-name="Text_20_body" style:list-style-name="L26">
      <style:paragraph-properties fo:text-align="start" style:justify-single-word="false"/>
      <style:text-properties officeooo:rsid="0083254e" officeooo:paragraph-rsid="00887781"/>
    </style:style>
    <style:style style:name="P220" style:family="paragraph" style:parent-style-name="Text_20_body" style:list-style-name="L25">
      <style:paragraph-properties fo:text-align="start" style:justify-single-word="false"/>
      <style:text-properties officeooo:rsid="0086892f" officeooo:paragraph-rsid="008b4d44"/>
    </style:style>
    <style:style style:name="P221" style:family="paragraph" style:parent-style-name="Text_20_body" style:list-style-name="L26">
      <style:paragraph-properties fo:text-align="start" style:justify-single-word="false"/>
      <style:text-properties officeooo:rsid="00887781" officeooo:paragraph-rsid="00887781"/>
    </style:style>
    <style:style style:name="P222" style:family="paragraph" style:parent-style-name="Text_20_body" style:list-style-name="L26">
      <style:paragraph-properties fo:text-align="start" style:justify-single-word="false"/>
      <style:text-properties officeooo:rsid="008e719e" officeooo:paragraph-rsid="008e719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2c2f3"/>
    </style:style>
    <style:style style:name="T300" style:family="text">
      <style:text-properties officeooo:rsid="02e2fa5b"/>
    </style:style>
    <style:style style:name="T301" style:family="text">
      <style:text-properties officeooo:rsid="02e56639"/>
    </style:style>
    <style:style style:name="T302" style:family="text">
      <style:text-properties officeooo:rsid="02e64509"/>
    </style:style>
    <style:style style:name="T303" style:family="text">
      <style:text-properties officeooo:rsid="02e76448"/>
    </style:style>
    <style:style style:name="T304" style:family="text">
      <style:text-properties officeooo:rsid="02f85359"/>
    </style:style>
    <style:style style:name="T305" style:family="text">
      <style:text-properties officeooo:rsid="02fa3feb"/>
    </style:style>
    <style:style style:name="T306" style:family="text">
      <style:text-properties officeooo:rsid="02fbd66c"/>
    </style:style>
    <style:style style:name="T307" style:family="text">
      <style:text-properties officeooo:rsid="0300e47d"/>
    </style:style>
    <style:style style:name="T308" style:family="text">
      <style:text-properties officeooo:rsid="0302b5af"/>
    </style:style>
    <style:style style:name="T309" style:family="text">
      <style:text-properties officeooo:rsid="03032d74"/>
    </style:style>
    <style:style style:name="T310" style:family="text">
      <style:text-properties officeooo:rsid="0304b159"/>
    </style:style>
    <style:style style:name="T311" style:family="text">
      <style:text-properties officeooo:rsid="0304ec62"/>
    </style:style>
    <style:style style:name="T312" style:family="text">
      <style:text-properties officeooo:rsid="0305b1be"/>
    </style:style>
    <style:style style:name="T313" style:family="text">
      <style:text-properties officeooo:rsid="030686df"/>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14">202<text:span text:style-name="T303">5</text:span>.<text:span text:style-name="T303">0</text:span><text:span text:style-name="T313">2.01</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8"><text:a xlink:type="simple" xlink:href="#__RefHeading__697_1754408385" text:style-name="Index_20_Link" text:visited-style-name="Index_20_Link">Introduction<text:tab/>4</text:a></text:p>
          <text:p text:style-name="P129"><text:a xlink:type="simple" xlink:href="#__RefHeading__804_1754408385" text:style-name="Index_20_Link" text:visited-style-name="Index_20_Link">Accounts<text:tab/>5</text:a></text:p>
          <text:p text:style-name="P129"><text:a xlink:type="simple" xlink:href="#__RefHeading__807_1754408385" text:style-name="Index_20_Link" text:visited-style-name="Index_20_Link">Adaptive Echo<text:tab/>7</text:a></text:p>
          <text:p text:style-name="P129"><text:a xlink:type="simple" xlink:href="#__RefHeading__186_1525007520" text:style-name="Index_20_Link" text:visited-style-name="Index_20_Link">Block Cipher Modes of Operation<text:tab/>8</text:a></text:p>
          <text:p text:style-name="P129"><text:a xlink:type="simple" xlink:href="#__RefHeading___Toc1165_1635037974" text:style-name="Index_20_Link" text:visited-style-name="Index_20_Link">Capabilities Sharing<text:tab/>9</text:a></text:p>
          <text:p text:style-name="P129"><text:a xlink:type="simple" xlink:href="#__RefHeading___Toc2133_3263081630" text:style-name="Index_20_Link" text:visited-style-name="Index_20_Link">Cascading Encryption<text:tab/>10</text:a></text:p>
          <text:p text:style-name="P129"><text:a xlink:type="simple" xlink:href="#__RefHeading__810_1754408385" text:style-name="Index_20_Link" text:visited-style-name="Index_20_Link">Communication Methods<text:tab/>11</text:a></text:p>
          <text:p text:style-name="P129"><text:a xlink:type="simple" xlink:href="#__RefHeading__297_1157459078" text:style-name="Index_20_Link" text:visited-style-name="Index_20_Link">Communication Model<text:tab/>12</text:a></text:p>
          <text:p text:style-name="P129"><text:a xlink:type="simple" xlink:href="#__RefHeading___Toc1909_830128324" text:style-name="Index_20_Link" text:visited-style-name="Index_20_Link">Communication Sessions<text:tab/>13</text:a></text:p>
          <text:p text:style-name="P129"><text:a xlink:type="simple" xlink:href="#__RefHeading___Toc1856_112550698" text:style-name="Index_20_Link" text:visited-style-name="Index_20_Link">Compilation Process<text:tab/>14</text:a></text:p>
          <text:p text:style-name="P129"><text:a xlink:type="simple" xlink:href="#__RefHeading__283_2127962396" text:style-name="Index_20_Link" text:visited-style-name="Index_20_Link">Configuration Settings<text:tab/>15</text:a></text:p>
          <text:p text:style-name="P129"><text:a xlink:type="simple" xlink:href="#__RefHeading__813_1754408385" text:style-name="Index_20_Link" text:visited-style-name="Index_20_Link">Constant-Time Comparison Function<text:tab/>16</text:a></text:p>
          <text:p text:style-name="P129"><text:a xlink:type="simple" xlink:href="#__RefHeading___Toc2096_3978727884" text:style-name="Index_20_Link" text:visited-style-name="Index_20_Link">DTLS<text:tab/>17</text:a></text:p>
          <text:p text:style-name="P129"><text:a xlink:type="simple" xlink:href="#__RefHeading___Toc2395_3948983249" text:style-name="Index_20_Link" text:visited-style-name="Index_20_Link">Dependencies<text:tab/>18</text:a></text:p>
          <text:p text:style-name="P129"><text:a xlink:type="simple" xlink:href="#__RefHeading__816_1754408385" text:style-name="Index_20_Link" text:visited-style-name="Index_20_Link">Echo<text:tab/>19</text:a></text:p>
          <text:p text:style-name="P129"><text:a xlink:type="simple" xlink:href="#__RefHeading__651_817640049" text:style-name="Index_20_Link" text:visited-style-name="Index_20_Link">Echo Public Key Sharing<text:tab/>20</text:a></text:p>
          <text:p text:style-name="P129"><text:a xlink:type="simple" xlink:href="#__RefHeading__266_198272384" text:style-name="Index_20_Link" text:visited-style-name="Index_20_Link">Electronic Mail<text:tab/>21</text:a></text:p>
          <text:p text:style-name="P129"><text:a xlink:type="simple" xlink:href="#__RefHeading___Toc649_890794201" text:style-name="Index_20_Link" text:visited-style-name="Index_20_Link">Electronic Mail Forward Secrecy<text:tab/>22</text:a></text:p>
          <text:p text:style-name="P129"><text:a xlink:type="simple" xlink:href="#__RefHeading__819_1754408385" text:style-name="Index_20_Link" text:visited-style-name="Index_20_Link">Encrypted and Authenticated Containers<text:tab/>23</text:a></text:p>
          <text:p text:style-name="P129"><text:a xlink:type="simple" xlink:href="#__RefHeading__603_490309552" text:style-name="Index_20_Link" text:visited-style-name="Index_20_Link">File Encryption<text:tab/>24</text:a></text:p>
          <text:p text:style-name="P129"><text:a xlink:type="simple" xlink:href="#__RefHeading___Toc2207_2542018587" text:style-name="Index_20_Link" text:visited-style-name="Index_20_Link">Forward Secrecy<text:tab/>25</text:a></text:p>
          <text:p text:style-name="P129"><text:a xlink:type="simple" xlink:href="#__RefHeading___Toc1120_495770474" text:style-name="Index_20_Link" text:visited-style-name="Index_20_Link">Fragmented StarBeams<text:tab/>26</text:a></text:p>
          <text:p text:style-name="P129"><text:a xlink:type="simple" xlink:href="#__RefHeading___Toc2273_505656901" text:style-name="Index_20_Link" text:visited-style-name="Index_20_Link">GPG<text:tab/>27</text:a></text:p>
          <text:p text:style-name="P129"><text:a xlink:type="simple" xlink:href="#__RefHeading__822_1754408385" text:style-name="Index_20_Link" text:visited-style-name="Index_20_Link">Key Derivation<text:tab/>28</text:a></text:p>
          <text:p text:style-name="P129"><text:a xlink:type="simple" xlink:href="#__RefHeading__210_12748797131" text:style-name="Index_20_Link" text:visited-style-name="Index_20_Link">Human Proxies<text:tab/>29</text:a></text:p>
          <text:p text:style-name="P129"><text:a xlink:type="simple" xlink:href="#__RefHeading__210_1274879713" text:style-name="Index_20_Link" text:visited-style-name="Index_20_Link">Hybrid System<text:tab/>30</text:a></text:p>
          <text:p text:style-name="P129"><text:a xlink:type="simple" xlink:href="#__RefHeading___Toc2262_74794747" text:style-name="Index_20_Link" text:visited-style-name="Index_20_Link">Kernel<text:tab/>31</text:a></text:p>
          <text:p text:style-name="P129"><text:a xlink:type="simple" xlink:href="#__RefHeading___Toc1332_384061765" text:style-name="Index_20_Link" text:visited-style-name="Index_20_Link">Local Private Application Interfaces (Patch Points)<text:tab/>32</text:a></text:p>
          <text:p text:style-name="P129"><text:a xlink:type="simple" xlink:href="#__RefHeading___Toc1246_1817743241" text:style-name="Index_20_Link" text:visited-style-name="Index_20_Link">McEliece<text:tab/>33</text:a></text:p>
          <text:p text:style-name="P129"><text:a xlink:type="simple" xlink:href="#__RefHeading___Toc2111_2506952086" text:style-name="Index_20_Link" text:visited-style-name="Index_20_Link">Multicasting<text:tab/>35</text:a></text:p>
          <text:p text:style-name="P129"><text:a xlink:type="simple" xlink:href="#__RefHeading__299_1157459078" text:style-name="Index_20_Link" text:visited-style-name="Index_20_Link">Multiple Devices<text:tab/>36</text:a></text:p>
          <text:p text:style-name="P129"><text:a xlink:type="simple" xlink:href="#__RefHeading___Toc1195_307987230" text:style-name="Index_20_Link" text:visited-style-name="Index_20_Link">Non-Volatile Congestion Control Memory<text:tab/>37</text:a></text:p>
          <text:p text:style-name="P129"><text:a xlink:type="simple" xlink:href="#__RefHeading___Toc1209_1984784944" text:style-name="Index_20_Link" text:visited-style-name="Index_20_Link">NTL<text:tab/>38</text:a></text:p>
          <text:p text:style-name="P129"><text:a xlink:type="simple" xlink:href="#__RefHeading___Toc2298_2908363741" text:style-name="Index_20_Link" text:visited-style-name="Index_20_Link">Other Options<text:tab/>39</text:a></text:p>
          <text:p text:style-name="P129"><text:a xlink:type="simple" xlink:href="#__RefHeading___Toc1036_18893826" text:style-name="Index_20_Link" text:visited-style-name="Index_20_Link">Pass-through Devices<text:tab/>41</text:a></text:p>
          <text:p text:style-name="P129"><text:a xlink:type="simple" xlink:href="#__RefHeading__253_527466761" text:style-name="Index_20_Link" text:visited-style-name="Index_20_Link">Poptastic<text:tab/>42</text:a></text:p>
          <text:p text:style-name="P129"><text:a xlink:type="simple" xlink:href="#__RefHeading___Toc4354_1630480501" text:style-name="Index_20_Link" text:visited-style-name="Index_20_Link">Prison Blues<text:tab/>43</text:a></text:p>
          <text:p text:style-name="P129"><text:a xlink:type="simple" xlink:href="#__RefHeading___Toc2127_2097532776" text:style-name="Index_20_Link" text:visited-style-name="Index_20_Link">Problems<text:tab/>44</text:a></text:p>
          <text:p text:style-name="P129"><text:a xlink:type="simple" xlink:href="#__RefHeading__169_1115980955" text:style-name="Index_20_Link" text:visited-style-name="Index_20_Link">Public Key Infrastructure<text:tab/>45</text:a></text:p>
          <text:p text:style-name="P129"><text:a xlink:type="simple" xlink:href="#__RefHeading___Toc1516_1997043320" text:style-name="Index_20_Link" text:visited-style-name="Index_20_Link">Public Key Sharing<text:tab/>46</text:a></text:p>
          <text:p text:style-name="P129"><text:a xlink:type="simple" xlink:href="#__RefHeading___Toc2244_1947043133" text:style-name="Index_20_Link" text:visited-style-name="Index_20_Link">Pure Forward Secrecy<text:tab/>47</text:a></text:p>
          <text:p text:style-name="P129"><text:a xlink:type="simple" xlink:href="#__RefHeading___Toc1373_1503577792" text:style-name="Index_20_Link" text:visited-style-name="Index_20_Link">Secure Memory<text:tab/>48</text:a></text:p>
          <text:p text:style-name="P129"><text:a xlink:type="simple" xlink:href="#__RefHeading___Toc2488_3571996465" text:style-name="Index_20_Link" text:visited-style-name="Index_20_Link">Server-less P2P<text:tab/>49</text:a></text:p>
          <text:p text:style-name="P129"><text:a xlink:type="simple" xlink:href="#__RefHeading___Toc631_61244466" text:style-name="Index_20_Link" text:visited-style-name="Index_20_Link">Sessions<text:tab/>50</text:a></text:p>
          <text:p text:style-name="P129"><text:a xlink:type="simple" xlink:href="#__RefHeading__330_678579420" text:style-name="Index_20_Link" text:visited-style-name="Index_20_Link">Socialist Millionaire Protocol<text:tab/>51</text:a></text:p>
          <text:p text:style-name="P129"><text:a xlink:type="simple" xlink:href="#__RefHeading___Toc1097_1460767439" text:style-name="Index_20_Link" text:visited-style-name="Index_20_Link">Sources of Entropy<text:tab/>52</text:a></text:p>
          <text:p text:style-name="P129"><text:a xlink:type="simple" xlink:href="#__RefHeading___Toc2002_1921997545" text:style-name="Index_20_Link" text:visited-style-name="Index_20_Link">Surreptitious Forwarding<text:tab/>53</text:a></text:p>
          <text:p text:style-name="P129"><text:a xlink:type="simple" xlink:href="#__RefHeading__230_1536820662" text:style-name="Index_20_Link" text:visited-style-name="Index_20_Link"><text:soft-page-break/>Two-Way Calling<text:tab/>54</text:a></text:p>
          <text:p text:style-name="P129"><text:a xlink:type="simple" xlink:href="#__RefHeading___Toc2164_1676095709" text:style-name="Index_20_Link" text:visited-style-name="Index_20_Link">UI Fields<text:tab/>55</text:a></text:p>
          <text:p text:style-name="P129"><text:a xlink:type="simple" xlink:href="#__RefHeading___Toc842_866388615" text:style-name="Index_20_Link" text:visited-style-name="Index_20_Link">Verifying Ownership of Public Keys<text:tab/>56</text:a></text:p>
          <text:p text:style-name="P129"><text:a xlink:type="simple" xlink:href="#__RefHeading___Toc839_866388615" text:style-name="Index_20_Link" text:visited-style-name="Index_20_Link">Wide Lanes<text:tab/>58</text:a></text:p>
          <text:p text:style-name="P129"><text:a xlink:type="simple" xlink:href="#__RefHeading___Toc748_390620771" text:style-name="Index_20_Link" text:visited-style-name="Index_20_Link">References<text:tab/>59</text:a></text:p>
        </text:index-body>
      </text:table-of-content>
      <text:h text:style-name="P135" text:outline-level="1"/>
      <text:h text:style-name="P136"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36"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51">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5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52">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5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5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36"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54">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54">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5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5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36"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6"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7"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60">If available, retrieve previously-established authentication and encryption keys.</text:p>
        </text:list-item>
        <text:list-item>
          <text:p text:style-name="P161">Retrieve random authentication and encryption keys. <text:span text:style-name="T213">Verify that the random credentials differ from those in step #1.</text:span></text:p>
        </text:list-item>
        <text:list-item>
          <text:p text:style-name="P160">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62">Generate a bundle from the data in step #3 <text:span text:style-name="T212">using the keys from step #1</text:span>: AES(#3) || HMAC(AES(#3)).</text:p>
        </text:list-item>
        <text:list-item>
          <text:p text:style-name="P162">If SSL/TLS is available, funnel the bundle <text:span text:style-name="T212">from step </text:span>#4 through the SSL/TLS layer.</text:p>
        </text:list-item>
      </text:list>
      <text:p text:style-name="P87"/>
      <text:h text:style-name="P136"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36"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36"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36"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36"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36"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38"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39"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63">Bluetooth</text:p>
        </text:list-item>
        <text:list-item>
          <text:p text:style-name="P165">DTLS</text:p>
        </text:list-item>
        <text:list-item>
          <text:p text:style-name="P165">GPGME</text:p>
        </text:list-item>
        <text:list-item>
          <text:p text:style-name="P163">GeoIP</text:p>
        </text:list-item>
        <text:list-item>
          <text:p text:style-name="P163">McEliece</text:p>
        </text:list-item>
        <text:list-item>
          <text:p text:style-name="P163">NTRU</text:p>
        </text:list-item>
        <text:list-item>
          <text:p text:style-name="P166">POSIX Threads</text:p>
        </text:list-item>
        <text:list-item>
          <text:p text:style-name="P163">Poptastic</text:p>
        </text:list-item>
        <text:list-item>
          <text:p text:style-name="P167">PostgreSQL</text:p>
        </text:list-item>
        <text:list-item>
          <text:p text:style-name="P163">SCTP</text:p>
        </text:list-item>
        <text:list-item>
          <text:p text:style-name="P168">WebEngine</text:p>
        </text:list-item>
        <text:list-item>
          <text:p text:style-name="P168">WebKit</text:p>
        </text:list-item>
        <text:list-item>
          <text:p text:style-name="P163">WebSockets</text:p>
        </text:list-item>
      </text:list>
      <text:p text:style-name="P106">Required <text:span text:style-name="T249">Dependencies</text:span></text:p>
      <text:list text:style-name="L5">
        <text:list-item>
          <text:p text:style-name="P169">GPGError</text:p>
        </text:list-item>
        <text:list-item>
          <text:p text:style-name="P164">G<text:span text:style-name="T250">c</text:span>rypt</text:p>
        </text:list-item>
        <text:list-item>
          <text:p text:style-name="P169">OpenSSL</text:p>
        </text:list-item>
        <text:list-item>
          <text:p text:style-name="P170">Qt</text:p>
        </text:list-item>
      </text:list>
      <text:p text:style-name="P107"/>
      <text:h text:style-name="P136"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6"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55">A community is created. The community is defined by a pair of authentication and encryption keys. The keys are derived via the PBKDF2 function.</text:p>
        </text:list-item>
        <text:list-item>
          <text:p text:style-name="P15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6"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36"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71">Permanent public key pairs have been exchanged correctly.</text:p>
        </text:list-item>
        <text:list-item>
          <text:p text:style-name="P171">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72">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72"><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72">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72">B generates private authentication and encryption keys. The keys are recorded locally.</text:p>
        </text:list-item>
        <text:list-item>
          <text:p text:style-name="P172">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73"><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36"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75">If the size of the original data is less than the specified cipher's block size, the original data is re-sized such that its new size is identical to the cipher's block size. A zero-byte pad is applied.</text:p>
        </text:list-item>
        <text:list-item>
          <text:p text:style-name="P174">Append the size of the original data to the <text:span text:style-name="T76">potentially-padded</text:span> container.</text:p>
        </text:list-item>
        <text:list-item>
          <text:p text:style-name="P174">Encrypt the augmented data via the selected cipher and specified mode.</text:p>
        </text:list-item>
        <text:list-item>
          <text:p text:style-name="P174">Compute a keyed-hash of the encrypted container.</text:p>
        </text:list-item>
        <text:list-item>
          <text:p text:style-name="P174">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36"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40"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76"><text:span text:style-name="T224">An</text:span> operator initiates a Forward Secrecy request. <text:span text:style-name="T222">Public key options are offered.</text:span></text:p>
        </text:list-item>
        <text:list-item>
          <text:p text:style-name="P177">A<text:span text:style-name="T223">n ephemeral</text:span> private and public key pair is generated and recorded in the <text:span text:style-name="T226">initiating peer’s k</text:span>ernel’s address space.</text:p>
        </text:list-item>
        <text:list-item>
          <text:p text:style-name="P177">A <text:span text:style-name="T220">bundle which includes the ephemeral Forward Secrecy public key is created. If required, a signature is included in the bundle.</text:span></text:p>
        </text:list-item>
        <text:list-item>
          <text:p text:style-name="P178">The bundle is transferred to the destination peer.</text:p>
        </text:list-item>
        <text:list-item>
          <text:p text:style-name="P177">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79">The private-key information is bundled, signed if necessary, and transferred to the initiating peer.</text:p>
        </text:list-item>
        <text:list-item>
          <text:p text:style-name="P180">Upon receiving a valid Forward Secrecy response, the initiating peer deciphers the private-key bundle using the ephemeral private key and locally records the private-key information.</text:p>
        </text:list-item>
        <text:list-item>
          <text:p text:style-name="P181">The ephemeral private and public key pair is discarded from the <text:span text:style-name="T225">initiating peer’s k</text:span>ernel’s address space.</text:p>
        </text:list-item>
      </text:list>
      <text:p text:style-name="P98"/>
      <text:h text:style-name="P136"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41"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82">GPG public keys may be imported via Spot-On. If GPG keys are removed from Spot-On, their corresponding entries in the local keyring are also removed.</text:p>
        </text:list-item>
        <text:list-item>
          <text:p text:style-name="P182">Digital signatures are optional.</text:p>
        </text:list-item>
        <text:list-item>
          <text:p text:style-name="P183">Removal of GPG keys from the local keyring will not percolate to Spot-On.</text:p>
        </text:list-item>
        <text:list-item>
          <text:p text:style-name="P182">Spot-On does not retain private GPG keys.</text:p>
        </text:list-item>
        <text:list-item>
          <text:p text:style-name="P182">Spot-On is not responsible for generating GPG keys.</text:p>
        </text:list-item>
      </text:list>
      <text:p text:style-name="P102"/>
      <text:h text:style-name="P136"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57">Generate a cryptographic salt. The size of the salt is configurable.</text:p>
        </text:list-item>
        <text:list-item>
          <text:p text:style-name="P157">Derive a temporary key via the PBKDF2 function. The hash algorithm, iteration count, passphrase (question/answer), and salt are input parameters to the function. All of the aforementioned parameters are configurable.</text:p>
        </text:list-item>
        <text:list-item>
          <text:p text:style-name="P157">Using the temporary key from the previous step, derive a new key via the PBKDF2 function. The previous parameters are also used, however, the temporary key replaces the passphrase (question/answer).</text:p>
        </text:list-item>
        <text:list-item>
          <text:p text:style-name="P15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2"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follows.</text:p>
      <text:list text:style-name="L13">
        <text:list-item>
          <text:p text:style-name="P184">A specifies B as a messaging proxy.</text:p>
        </text:list-item>
        <text:list-item>
          <text:p text:style-name="P184">A writes a message to one or more participants, <text:span text:style-name="T258">perhaps even B.</text:span></text:p>
        </text:list-item>
        <text:list-item>
          <text:p text:style-name="P184">For a recipient R, the transmitted message is B(R(M)). R(M) contains some important information. B(…) is a traditional message.</text:p>
        </text:list-item>
        <text:list-item>
          <text:p text:style-name="P184">Once B receives B(R(M)), <text:span text:style-name="T259">it extracts R(M) through the traditional Spot-On mechanisms and detects that R(M) is present. How? R(M) contains a special </text:span><text:span text:style-name="T275">message type.</text:span></text:p>
        </text:list-item>
        <text:list-item>
          <text:p text:style-name="P185">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85">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186">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88">B cannot read C’s message.</text:p>
        </text:list-item>
        <text:list-item>
          <text:p text:style-name="P189">B does not know that C is the recipient.</text:p>
        </text:list-item>
        <text:list-item>
          <text:p text:style-name="P190">How does this new protocol behave in the world of the Adaptive Echo?</text:p>
        </text:list-item>
        <text:list-item>
          <text:p text:style-name="P187">Human Proxies may be further enhanced. For example, B may transform R’(M) into V(R’(M)) where V is B’s proxy.</text:p>
        </text:list-item>
        <text:list-item>
          <text:p text:style-name="P186">In our example, B and C are <text:span text:style-name="T272">not </text:span><text:span text:style-name="T269">paired and are therefore </text:span>not aware of one another.</text:p>
        </text:list-item>
      </text:list>
      <text:p text:style-name="P112"/>
      <text:h text:style-name="P136"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43"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36"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91">Decide <text:span text:style-name="T130">on </text:span>the interface of the application. That is, Bluetooth, TCP, etc. <text:span text:style-name="T130">Does it require SSL/TLS?</text:span></text:p>
        </text:list-item>
        <text:list-item>
          <text:p text:style-name="P191">Create a local private listener, say 127.0.0.1:4710.</text:p>
        </text:list-item>
        <text:list-item>
          <text:p text:style-name="P191">Enable the pass-through setting on the listener.</text:p>
        </text:list-item>
        <text:list-item>
          <text:p text:style-name="P191">Prepare the pseudo-private credentials via a context menu.</text:p>
        </text:list-item>
        <text:list-item>
          <text:p text:style-name="P191">Distribute the credentials to your partners. Remember, these are not necessarily private credentials. However, let’s consider them as such.</text:p>
        </text:list-item>
        <text:list-item>
          <text:p text:style-name="P191">Initiate the Spot-On kernel process.</text:p>
        </text:list-item>
        <text:list-item>
          <text:p text:style-name="P191">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36"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92"><text:span text:style-name="T96">Decrypt, via McEliece, c</text:span><text:span text:style-name="T1">1</text:span><text:span text:style-name="T96"> </text:span><text:span text:style-name="T108">to obtain the original message m.</text:span></text:p>
        </text:list-item>
        <text:list-item>
          <text:p text:style-name="P192"><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93">Compute the <text:span text:style-name="T205">SHA</text:span>-<text:span text:style-name="T205">256</text:span> digest of <text:span text:style-name="T160">e</text:span>.</text:p>
        </text:list-item>
        <text:list-item>
          <text:p text:style-name="P201"><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02"><text:span text:style-name="T96">Compute mcar = c</text:span><text:span text:style-name="T1">2</text:span><text:span text:style-name="T96"> xor </text:span><text:span text:style-name="T113">k</text:span><text:span text:style-name="T6">2</text:span><text:span text:style-name="T96">.</text:span></text:p>
        </text:list-item>
        <text:list-item>
          <text:p text:style-name="P194">Compute the SHA-<text:span text:style-name="T205">256</text:span> digest of e || mcar.</text:p>
        </text:list-item>
        <text:list-item>
          <text:p text:style-name="P203"><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04"><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95">Generate a random vector e of length n. <text:span text:style-name="T168">The vector e will contain t randomly-dispersed ones</text:span>.</text:p>
        </text:list-item>
        <text:list-item>
          <text:p text:style-name="P196">Compute the SHA-<text:span text:style-name="T205">256</text:span> digest of e || m, where m is the <text:span text:style-name="T161">original</text:span> message.</text:p>
        </text:list-item>
        <text:list-item>
          <text:p text:style-name="P196">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97"><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96">Compute the SHA-<text:span text:style-name="T205">256</text:span> digest of e.</text:p>
        </text:list-item>
        <text:list-item>
          <text:p text:style-name="P196">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98">Compute c<text:span text:style-name="T1">2</text:span> = <text:span text:style-name="T165">k</text:span><text:span text:style-name="T10">2</text:span> <text:span text:style-name="T156">xor</text:span> m.</text:p>
        </text:list-item>
        <text:list-item>
          <text:p text:style-name="P196">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58"><text:span text:style-name="T112">Decrypt, via McEliece, c</text:span><text:span text:style-name="T11">1</text:span><text:span text:style-name="T112"> </text:span><text:span text:style-name="T108">to obtain the original message m.</text:span></text:p>
        </text:list-item>
        <text:list-item>
          <text:p text:style-name="P158"><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58"><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58"><text:span text:style-name="T119">Compute mcar = c</text:span><text:span text:style-name="T12">2</text:span><text:span text:style-name="T119"> xor </text:span><text:span text:style-name="T113">k</text:span><text:span text:style-name="T6">2</text:span><text:span text:style-name="T119">.</text:span></text:p>
        </text:list-item>
        <text:list-item>
          <text:p text:style-name="P158"><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58"><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200">Generate a random vector e of length n. The vector e will contain t randomly-dispersed ones.</text:p>
        </text:list-item>
        <text:list-item>
          <text:p text:style-name="P199">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99">Compute c<text:span text:style-name="T1">1</text:span> = <text:span text:style-name="T163">k</text:span><text:span text:style-name="T8">1</text:span> <text:span text:style-name="T157">*</text:span><text:span text:style-name="T159"> </text:span><text:span text:style-name="T158">Ĝ</text:span> + e.</text:p>
        </text:list-item>
        <text:list-item>
          <text:p text:style-name="P199">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99">Compute c<text:span text:style-name="T1">2</text:span> = <text:span text:style-name="T165">k</text:span><text:span text:style-name="T10">2</text:span> <text:span text:style-name="T156">xor</text:span> m.</text:p>
        </text:list-item>
        <text:list-item>
          <text:p text:style-name="P199">Transfer c<text:span text:style-name="T1">1</text:span> <text:span text:style-name="T172">and </text:span>c<text:span text:style-name="T1">2</text:span>.</text:p>
        </text:list-item>
      </text:list>
      <text:p text:style-name="P65"/>
      <text:h text:style-name="P144"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205" text:outline-level="1"/>
      <text:h text:style-name="P136"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36"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36"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text:span><text:span text:style-name="T306">newest</text:span><text:span text:style-name="T94"> information.</text:span></text:p>
      <text:p text:style-name="P29"/>
      <text:h text:style-name="P145"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7">Property</text:p>
          </table:table-cell>
          <table:table-cell table:style-name="Table.A1" office:value-type="string">
            <text:p text:style-name="P127">Description</text:p>
          </table:table-cell>
        </table:table-row>
        <table:table-row>
          <table:table-cell table:style-name="Table.A2" office:value-type="string">
            <text:p text:style-name="P115">FORTUNA_QUERY_INTERVAL_MS<text:span text:style-name="T302">ECS</text:span></text:p>
          </table:table-cell>
          <table:table-cell table:style-name="Table.B2" office:value-type="string">
            <text:p text:style-name="P118">Query the specified Fortuna server at the defined <text:span text:style-name="T298">millisecond </text:span>interval. Disabled if zero or less.</text:p>
          </table:table-cell>
        </table:table-row>
        <table:table-row table:style-name="Table.3">
          <table:table-cell table:style-name="Table.A3" office:value-type="string">
            <text:p text:style-name="P115">FORTUNA_URL</text:p>
          </table:table-cell>
          <table:table-cell table:style-name="Table.B3" office:value-type="string">
            <text:p text:style-name="P118">Defines the Fortuna server. For example, http(s)://192.168.178.85:5000. Disabled if the URL is empty or invalid.</text:p>
          </table:table-cell>
        </table:table-row>
        <table:table-row table:style-name="Table.3">
          <table:table-cell table:style-name="Table.A2" office:value-type="string">
            <text:p text:style-name="P115">GIT_LOCAL_DIRECTORY</text:p>
          </table:table-cell>
          <table:table-cell table:style-name="Table.B2" office:value-type="string">
            <text:p text:style-name="P124">Readable and writable GIT directory.</text:p>
          </table:table-cell>
        </table:table-row>
        <table:table-row table:style-name="Table.3">
          <table:table-cell table:style-name="Table.A3" office:value-type="string">
            <text:p text:style-name="P123">GIT_SITE_CLONE</text:p>
          </table:table-cell>
          <table:table-cell table:style-name="Table.B3" office:value-type="string">
            <text:p text:style-name="P124">The remote repository for cloning. A copy of the repository will be placed in GIT_LOCAL_DIRECTORY.</text:p>
          </table:table-cell>
        </table:table-row>
        <table:table-row>
          <table:table-cell table:style-name="Table.A2" office:value-type="string">
            <text:p text:style-name="P115">GIT_SITE_PUSH</text:p>
          </table:table-cell>
          <table:table-cell table:style-name="Table.B2" office:value-type="string">
            <text:p text:style-name="P124">The remote GIT repository for placing messages.</text:p>
          </table:table-cell>
        </table:table-row>
        <table:table-row>
          <table:table-cell table:style-name="Table.A3" office:value-type="string">
            <text:p text:style-name="P115">MAXIMUM_KERNEL_WEB_SERVER_SOCKET_READ_BUFFER_SIZE</text:p>
          </table:table-cell>
          <table:table-cell table:style-name="Table.B3" office:value-type="string">
            <text:p text:style-name="P119"><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2" office:value-type="string">
            <text:p text:style-name="P115">P2P_SERVERLESS_CONNECT_INTERVAL_MS<text:span text:style-name="T302">ECS</text:span></text:p>
          </table:table-cell>
          <table:table-cell table:style-name="Table.B2"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table-cell table:style-name="Table.A3" office:value-type="string">
            <text:p text:style-name="P116">PUBLISHED_PAGES</text:p>
          </table:table-cell>
          <table:table-cell table:style-name="Table.B3" office:value-type="string">
            <text:p text:style-name="P117">Absolute-<text:span text:style-name="T300">Directory</text:span>-Path, Title-Line-Number, URL-Line-Number. The directory must be readable and writable. The line numbers must be in <text:span text:style-name="T301">the set {1, 2} as well as be </text:span>unique. <text:span text:style-name="T299">Files are removed after processing.</text:span></text:p>
          </table:table-cell>
        </table:table-row>
        <table:table-row table:style-name="Table.3">
          <table:table-cell table:style-name="Table.A2" office:value-type="string">
            <text:p text:style-name="P115">SMP_PREFERRED_HASH_ALGORITHM</text:p>
          </table:table-cell>
          <table:table-cell table:style-name="Table.B2" office:value-type="string">
            <text:p text:style-name="P121">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3" office:value-type="string">
            <text:p text:style-name="P115">WEB_PAGES_SHARED_DIRECTORY</text:p>
          </table:table-cell>
          <table:table-cell table:style-name="Table.B3"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2" office:value-type="string">
            <text:p text:style-name="P119"><text:span text:style-name="T230">The number of seconds the Web server’s certificate is valid for. Defaults to </text:span>31536000. <text:span text:style-name="T230">Be careful.</text:span></text:p>
          </table:table-cell>
        </table:table-row>
        <text:soft-page-break/>
        <table:table-row>
          <table:table-cell table:style-name="Table.A3" office:value-type="string">
            <text:p text:style-name="P115">WEB_SERVER_HTTP_SO_LINGER</text:p>
          </table:table-cell>
          <table:table-cell table:style-name="Table.B3"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2" office:value-type="string">
            <text:p text:style-name="P115">WEB_SERVER_HTTPS_SO_LINGER</text:p>
          </table:table-cell>
          <table:table-cell table:style-name="Table.B2"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3" office:value-type="string">
            <text:p text:style-name="P122">The Web server’s key size in bits. Defaults to 3072 <text:span text:style-name="T233">bits</text:span>. Be careful.</text:p>
          </table:table-cell>
        </table:table-row>
        <table:table-row>
          <table:table-cell table:style-name="Table.A16" office:value-type="string">
            <text:p text:style-name="P125">WEB_SERVER_SSL_OPTION_DISABLE_SESSION_TICKETS</text:p>
          </table:table-cell>
          <table:table-cell table:style-name="Table.B16" office:value-type="string">
            <text:p text:style-name="P126"><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13"/>
      <text:h text:style-name="P136"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36"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46"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systems which are capable of executing an SH script.<text:bookmark-end text:name="__RefHeading___Toc4356_1630480501"/></text:p>
      <text:p text:style-name="Text_20_body"><text:bookmark-start text:name="__RefHeading___Toc4358_1630480501"/>The configuration is as follows:<text:bookmark-end text:name="__RefHeading___Toc4358_1630480501"/></text:p>
      <text:list text:style-name="L20">
        <text:list-item>
          <text:p text:style-name="P206"><text:bookmark-start text:name="__RefHeading___Toc4360_1630480501"/>Prepare the local GIT configuration options.<text:bookmark-end text:name="__RefHeading___Toc4360_1630480501"/></text:p>
          <text:list>
            <text:list-item>
              <text:p text:style-name="P206"><text:bookmark-start text:name="__RefHeading___Toc4362_1630480501"/>The .gitconfig file should contain:<text:bookmark-end text:name="__RefHeading___Toc4362_1630480501"/></text:p>
              <text:p text:style-name="P206"><text:bookmark-start text:name="__RefHeading___Toc4364_1630480501"/>[user]<text:bookmark-end text:name="__RefHeading___Toc4364_1630480501"/></text:p>
              <text:p text:style-name="P206"><text:bookmark-start text:name="__RefHeading___Toc4366_1630480501"/>email = <text:span text:style-name="T305">prisoner@blues.org</text:span><text:bookmark-end text:name="__RefHeading___Toc4366_1630480501"/></text:p>
              <text:p text:style-name="P206"><text:bookmark-start text:name="__RefHeading___Toc4368_1630480501"/>name = <text:span text:style-name="T305">prisoner</text:span><text:bookmark-end text:name="__RefHeading___Toc4368_1630480501"/></text:p>
            </text:list-item>
          </text:list>
        </text:list-item>
        <text:list-item>
          <text:p text:style-name="P206"><text:bookmark-start text:name="__RefHeading___Toc4370_1630480501"/>Prepare GIT_LOCAL_DIRECTORY, GIT_SITE_CLONE, and GIT_SITE_PUSH options in the Miscellaneous section of the Options window. Default settings are provided as guidance.<text:bookmark-end text:name="__RefHeading___Toc4370_1630480501"/></text:p>
        </text:list-item>
        <text:list-item>
          <text:p text:style-name="P206"><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item>
          <text:p text:style-name="P206"><text:bookmark-start text:name="__RefHeading___Toc4374_1630480501"/>Assign an account to GIT_A and a token to GIT_T in the Options window.<text:bookmark-end text:name="__RefHeading___Toc4374_1630480501"/></text:p>
        </text:list-item>
        <text:list-item>
          <text:p text:style-name="P206"><text:bookmark-start text:name="__RefHeading___Toc4376_1630480501"/>Set the Script in Options → GIT to the absolute path of spot-on-git.sh.<text:bookmark-end text:name="__RefHeading___Toc4376_1630480501"/></text:p>
        </text:list-item>
      </text:list>
      <text:p text:style-name="Text_20_body"/>
      <text:p text:style-name="P132">Calling messages are not published because they would require strange expiration times.</text:p>
      <text:p text:style-name="P131">Credentials must be established on other means.</text:p>
      <text:p text:style-name="P134">Human proxies are <text:span text:style-name="T307">not </text:span>functional. <text:span text:style-name="T309">A miscellaneous directory within the repository may house miscellaneous data. A Spot-On process may review and purge processed files. An Echo on the file system.</text:span></text:p>
      <text:p text:style-name="P130">Messages will arrive in some order.</text:p>
      <text:p text:style-name="P130">Only messaging messages are published. <text:span text:style-name="T304">This includes messages with are bundled within messaging messages. Curious.</text:span></text:p>
      <text:p text:style-name="Text_20_body"><text:bookmark-start text:name="__RefHeading___Toc4378_1630480501"/>Please note that the account and token are recorded in an encrypted manner in the INI file. On some systems, it’s possible to read the environment values of git processes, thus exposing GIT_A and GIT_T.<text:bookmark-end text:name="__RefHeading___Toc4378_1630480501"/></text:p>
      <text:p text:style-name="P134">Poptastic accounts are ignored.</text:p>
      <text:p text:style-name="P133">Silly Multimillionaire Protocol is functional.</text:p>
      <text:p text:style-name="P132">Status messages are not published as they would pollute the git server.</text:p>
      <text:p text:style-name="P132"/>
      <text:h text:style-name="P147" text:outline-level="1"><text:bookmark-start text:name="__RefHeading___Toc2127_2097532776"/>Problems<text:bookmark-end text:name="__RefHeading___Toc2127_2097532776"/></text:h>
      <text:p text:style-name="P81">This section details some of the encountered problems that Spot-On exhibits.</text:p>
      <text:list text:style-name="L21">
        <text:list-item>
          <text:p text:style-name="P208">Account credentials are stored using reversible encryption.</text:p>
        </text:list-item>
        <text:list-item>
          <text:p text:style-name="P209">It is important that a system’s clock is properly synchronized. Very, very <text:span text:style-name="T247">important.</text:span></text:p>
        </text:list-item>
        <text:list-item>
          <text:p text:style-name="P207"><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10">The URL data stored in shared.db does not include digests. Uniqueness is not properly defined in the urls database table.<text:span text:style-name="T282"> </text:span><text:span text:style-name="T283">Obsolete!</text:span></text:p>
        </text:list-item>
      </text:list>
      <text:p text:style-name="P81"/>
      <text:h text:style-name="P136"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36"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48"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36"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49"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11">A node binds to its local IP address, <text:span text:style-name="T251">say 192.168.178.10. Its remote IP address is the Internet address of the remote peer in step 2.</text:span></text:p>
        </text:list-item>
        <text:list-item>
          <text:p text:style-name="P211">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11">Both Spot-On instances <text:span text:style-name="T287">automatically and </text:span>repeatedly attempt to connect to their remote peers.</text:p>
        </text:list-item>
        <text:list-item>
          <text:p text:style-name="P211">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36"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36"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 </text:span><text:span text:style-name="T310">Please note that </text:span><text:span text:style-name="T311">some </text:span><text:span text:style-name="T310">SMP instances occur within </text:span><text:span text:style-name="T312">other </text:span><text:span text:style-name="T310">communications. Curious.</text:span></text:p>
      <text:p text:style-name="P3">Assuming that Alice begins the exchange:</text:p>
      <text:list text:style-name="L23">
        <text:list-item>
          <text:p text:style-name="P213">Alice: </text:p>
          <text:list>
            <text:list-item>
              <text:p text:style-name="P213">Picks random exponents a<text:span text:style-name="T17">2</text:span> and a<text:span text:style-name="T17">3</text:span> </text:p>
            </text:list-item>
            <text:list-item>
              <text:p text:style-name="P213">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13">Bob: </text:p>
          <text:list>
            <text:list-item>
              <text:p text:style-name="P213">Picks random exponents b<text:span text:style-name="T17">2</text:span> and b<text:span text:style-name="T17">3</text:span> </text:p>
            </text:list-item>
            <text:list-item>
              <text:p text:style-name="P213">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13">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13">Picks random exponent r </text:p>
            </text:list-item>
            <text:list-item>
              <text:p text:style-name="P213">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13">Sends Alice g<text:span text:style-name="T17">2b</text:span>, g<text:span text:style-name="T17">3b</text:span>, P<text:span text:style-name="T17">b</text:span> and Q<text:span text:style-name="T17">b</text:span> </text:p>
            </text:list-item>
          </text:list>
        </text:list-item>
        <text:list-item>
          <text:p text:style-name="P213">Alice: </text:p>
          <text:list>
            <text:list-item>
              <text:p text:style-name="P213">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13">Picks random exponent s </text:p>
            </text:list-item>
            <text:list-item>
              <text:p text:style-name="P213">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13">Computes R<text:span text:style-name="T17">a</text:span> = (Q<text:span text:style-name="T17">a</text:span> / Q<text:span text:style-name="T17">b</text:span>) <text:span text:style-name="T18">a</text:span><text:span text:style-name="T17">3</text:span> </text:p>
            </text:list-item>
            <text:list-item>
              <text:p text:style-name="P213">Sends Bob P<text:span text:style-name="T17">a</text:span>, Q<text:span text:style-name="T17">a</text:span> and R<text:span text:style-name="T17">a</text:span> </text:p>
            </text:list-item>
          </text:list>
        </text:list-item>
        <text:list-item>
          <text:p text:style-name="P213">Bob: </text:p>
          <text:list>
            <text:list-item>
              <text:p text:style-name="P213">Computes R<text:span text:style-name="T17">b</text:span> = (Q<text:span text:style-name="T17">a</text:span> / Q<text:span text:style-name="T17">b</text:span>) <text:span text:style-name="T18">b</text:span><text:span text:style-name="T17">3</text:span> </text:p>
            </text:list-item>
            <text:list-item>
              <text:p text:style-name="P213">Computes R<text:span text:style-name="T17">ab</text:span> = R<text:span text:style-name="T17">a</text:span><text:span text:style-name="T18">b</text:span><text:span text:style-name="T17">3</text:span> </text:p>
            </text:list-item>
            <text:list-item>
              <text:p text:style-name="P213">Checks whether R<text:span text:style-name="T17">ab</text:span> == (P<text:span text:style-name="T17">a</text:span> / P<text:span text:style-name="T17">b</text:span>) </text:p>
            </text:list-item>
            <text:list-item>
              <text:p text:style-name="P213">Sends Alice R<text:span text:style-name="T17">b</text:span> </text:p>
            </text:list-item>
          </text:list>
        </text:list-item>
        <text:list-item>
          <text:p text:style-name="P213">Alice: </text:p>
          <text:list>
            <text:list-item>
              <text:p text:style-name="P213">Computes R<text:span text:style-name="T17">ab</text:span> = R<text:span text:style-name="T17">b</text:span><text:span text:style-name="T18">a</text:span><text:span text:style-name="T17">3</text:span> </text:p>
            </text:list-item>
            <text:list-item>
              <text:p text:style-name="P213">Checks whether R<text:span text:style-name="T17">ab</text:span> == (P<text:span text:style-name="T17">a</text:span> / P<text:span text:style-name="T17">b</text:span>) </text:p>
            </text:list-item>
          </text:list>
        </text:list-item>
        <text:list-item>
          <text:p text:style-name="P212">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36"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36"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36"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59">A peer generates 128-bit AES and 256-bit SHA-512 keys via the system's cryptographic random number generator.</text:p>
        </text:list-item>
        <text:list-item>
          <text:p text:style-name="P159">Using the destination's public key, the peer encapsulates the two keys via the hybrid cryptographic system.</text:p>
        </text:list-item>
        <text:list-item>
          <text:p text:style-name="P159">The destination peer receives the data, records it, and generates separate keys as in step 1.</text:p>
        </text:list-item>
        <text:list-item>
          <text:p text:style-name="P15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50"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36"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14">The encryption or signature public key is gathered <text:span text:style-name="T59">and stored in </text:span><text:span text:style-name="T41">data_t</text:span><text:span text:style-name="T49">.</text:span></text:p>
        </text:list-item>
        <text:list-item>
          <text:p text:style-name="P215">The SHA-512 digest of the <text:span text:style-name="T60">public </text:span>key is computed <text:span text:style-name="T38">and stored in </text:span><text:span text:style-name="T40">hash</text:span><text:span text:style-name="T48">.</text:span></text:p>
        </text:list-item>
        <text:list-item>
          <text:p text:style-name="P216">For DSA, Elliptic Curve DSA, and ElGamal public keys:</text:p>
          <text:list>
            <text:list-item>
              <text:p text:style-name="P216">gcry_sexp_build(&amp;data_t, 0,</text:p>
              <text:p text:style-name="P216">"(data (flags raw)(value %m))",</text:p>
              <text:p text:style-name="P216">hash_t) is computed.</text:p>
            </text:list-item>
          </text:list>
        </text:list-item>
        <text:list-item>
          <text:p text:style-name="P218">For Edward Curve DSA public keys:</text:p>
          <text:list>
            <text:list-item>
              <text:p text:style-name="P218">gcry_sexp_build(&amp;data_t, 0,</text:p>
              <text:p text:style-name="P218">"(data (flags eddsa)(hash-algo sha512)"</text:p>
              <text:p text:style-name="P218">"(value %b))",</text:p>
              <text:p text:style-name="P218">hash.length(),</text:p>
              <text:p text:style-name="P218">hash.constData()) is computed.</text:p>
            </text:list-item>
          </text:list>
        </text:list-item>
        <text:list-item>
          <text:p text:style-name="P218">For RSA public keys:</text:p>
          <text:list>
            <text:list-item>
              <text:p text:style-name="P218">gcry_sexp_build(&amp;data_t, 0,</text:p>
              <text:p text:style-name="P218">"(data (flags pss)(hash sha512 %b)"</text:p>
              <text:p text:style-name="P218">"(random-override %b))",</text:p>
              <text:p text:style-name="P218">hash.length(),</text:p>
              <text:p text:style-name="P218">hash.constData(),</text:p>
              <text:p text:style-name="P218">random.length(),</text:p>
              <text:p text:style-name="P218">random.constData()) is computed, <text:span text:style-name="T58">where the </text:span>variable <text:span text:style-name="T39">random</text:span><text:span text:style-name="T47"> contains 20 bytes of random data.</text:span></text:p>
            </text:list-item>
          </text:list>
        </text:list-item>
        <text:list-item>
          <text:p text:style-name="P220"><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21"><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17">For DSA, Elliptic Curve DSA, and ElGamal public keys:</text:p>
          <text:list>
            <text:list-item>
              <text:p text:style-name="P217">gcry_sexp_build(&amp;data_t, 0,</text:p>
              <text:p text:style-name="P217">"(data (flags raw)(value %m))",</text:p>
              <text:p text:style-name="P219"><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19">For Edward Curve DSA public keys:</text:p>
          <text:list>
            <text:list-item>
              <text:p text:style-name="P219">gcry_sexp_build(&amp;data_t, 0,</text:p>
              <text:p text:style-name="P219">"(data (flags eddsa)(hash-algo sha512)"</text:p>
              <text:p text:style-name="P219">"(value %b))",</text:p>
              <text:p text:style-name="P219">hash.length(),</text:p>
              <text:p text:style-name="P219">hash.constData()) is computed.</text:p>
            </text:list-item>
          </text:list>
        </text:list-item>
        <text:list-item>
          <text:p text:style-name="P219">For RSA public keys:</text:p>
          <text:list>
            <text:list-item>
              <text:p text:style-name="P219">gcry_sexp_build(&amp;data_t, 0,</text:p>
              <text:p text:style-name="P219">"(data (flags pss)(hash sha512 %b)"</text:p>
              <text:p text:style-name="P219">"(random-override %b))",</text:p>
              <text:p text:style-name="P219">hash.length(),</text:p>
              <text:p text:style-name="P219">hash.constData(),</text:p>
              <text:p text:style-name="P219">random.length(),</text:p>
              <text:p text:style-name="P219"><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22"><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36"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36"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2-01T16:20:44.077912166</dc:date>
    <meta:editing-duration>P3DT3H10M29S</meta:editing-duration>
    <meta:editing-cycles>868</meta:editing-cycles>
    <meta:generator>LibreOffice/24.2.7.2$Linux_X86_64 LibreOffice_project/420$Build-2</meta:generator>
    <meta:print-date>2025-01-26T12:17:33.754891581</meta:print-date>
    <meta:printed-by>PDF files</meta:printed-by>
    <meta:document-statistic meta:table-count="2" meta:image-count="0" meta:object-count="0" meta:page-count="59" meta:paragraph-count="493" meta:word-count="7347" meta:character-count="49753" meta:non-whitespace-character-count="43025"/>
  </office:meta>
</office:document-meta>
</file>